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37cm" svg:height="1.778cm" svg:x="11.16cm" svg:y="1.508cm">
          <text:p text:style-name="P1">Collec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.572cm" svg:height="3.048cm" svg:x="3.667cm" svg:y="4.81cm">
          <text:p text:style-name="P1">Accumula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3.81cm" svg:height="1.524cm" svg:x="4.048cm" svg:y="10.271cm">
          <text:p text:style-name="P1">Chain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4.826cm" svg:height="2.794cm" svg:x="17.256cm" svg:y="5.064cm">
          <text:p text:style-name="P1">Log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3.937cm" svg:height="1.524cm" svg:x="17.664cm" svg:y="10.398cm">
          <text:p text:style-name="P1">Messag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1.16cm" svg:y1="2.397cm" svg:x2="5.953cm" svg:y2="4.81cm" draw:start-shape="id1" draw:start-glue-point="3" draw:end-shape="id2" draw:end-glue-point="4" svg:d="M11160 2397h-5207v2413" svg:viewBox="0 0 5208 2414">
          <text:p text:style-name="P1">1</text:p>
        </draw:connector>
        <draw:connector draw:style-name="gr6" draw:text-style-name="P1" draw:layer="layout" svg:x1="15.097cm" svg:y1="2.397cm" svg:x2="19.669cm" svg:y2="5.064cm" draw:start-shape="id1" draw:start-glue-point="1" draw:end-shape="id3" draw:end-glue-point="4" svg:d="M15097 2397h4572v2667" svg:viewBox="0 0 4573 2668">
          <text:p text:style-name="P1">1</text:p>
        </draw:connector>
        <draw:connector draw:style-name="gr6" draw:text-style-name="P1" draw:layer="layout" svg:x1="5.953cm" svg:y1="7.858cm" svg:x2="5.953cm" svg:y2="10.271cm" draw:start-shape="id2" draw:start-glue-point="6" draw:end-shape="id4" draw:end-glue-point="0" svg:d="M5953 7858v2413" svg:viewBox="0 0 1 2414">
          <text:p text:style-name="P1">M</text:p>
        </draw:connector>
        <draw:connector draw:style-name="gr6" draw:text-style-name="P1" draw:layer="layout" svg:x1="19.669cm" svg:y1="7.858cm" svg:x2="19.632cm" svg:y2="10.398cm" draw:start-shape="id3" draw:start-glue-point="6" draw:end-shape="id5" svg:d="M19669 7858v1271h-37v1269" svg:viewBox="0 0 38 2541">
          <text:p text:style-name="P1">M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02:44:39.105295817</meta:creation-date>
    <dc:date>2017-05-11T05:11:42.269540360</dc:date>
    <meta:editing-duration>PT1H27M48S</meta:editing-duration>
    <meta:editing-cycles>2</meta:editing-cycles>
    <meta:generator>LibreOffice/5.3.1.2$Linux_X86_64 LibreOffice_project/30m0$Build-2</meta:generator>
    <meta:document-statistic meta:object-count="9"/>
  </office:meta>
</office:document-meta>
</file>